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b1cd" officeooo:paragraph-rsid="0009b1c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28pt" fo:font-style="italic" fo:font-weight="bold" officeooo:rsid="0009b1cd" officeooo:paragraph-rsid="0009b1cd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text-properties fo:font-size="54pt" fo:font-style="normal" style:text-underline-style="solid" style:text-underline-width="auto" style:text-underline-color="font-color" fo:font-weight="normal" officeooo:rsid="0009b1cd" officeooo:paragraph-rsid="0009b1cd" style:font-size-asian="54pt" style:font-style-asian="normal" style:font-weight-asian="normal" style:font-size-complex="54pt" style:font-style-complex="normal" style:font-weight-complex="normal"/>
    </style:style>
    <style:style style:name="P4" style:family="paragraph" style:parent-style-name="Standard" style:list-style-name="L1">
      <style:text-properties fo:font-size="15pt" fo:font-style="italic" officeooo:rsid="0009b1cd" officeooo:paragraph-rsid="0009b1cd" style:font-size-asian="15pt" style:font-style-asian="italic" style:font-size-complex="15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nect4 – Data Base</text:p>
      <text:p text:style-name="P3"/>
      <text:p text:style-name="P2"/>
      <text:p text:style-name="P2"/>
      <text:p text:style-name="P2"><text:tab/><text:tab/>Diagrama E/R y tabulacion</text:p>
      <text:p text:style-name="P2"/>
      <text:p text:style-name="P1"/>
      <text:p text:style-name="P1"/>
      <text:p text:style-name="P1"/>
      <text:p text:style-name="P1"/>
      <text:p text:style-name="P1">Integrantes:</text:p>
      <text:list xml:id="list7241941693004176214" text:style-name="L1">
        <text:list-item>
          <text:p text:style-name="P4">Cibils, Juan Ignacio</text:p>
        </text:list-item>
        <text:list-item>
          <text:p text:style-name="P4">Juarez, Luciano</text:p>
        </text:list-item>
        <text:list-item>
          <text:p text:style-name="P4">Chaijale, Mart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2:01:18.050837757</meta:creation-date>
    <dc:date>2015-05-11T12:06:50.56485825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8" meta:character-count="113" meta:non-whitespace-character-count="101"/>
  </office:meta>
</office:document-meta>
</file>